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00b5"/>
    </style:style>
    <style:style style:name="ce8" style:family="table-cell" style:parent-style-name="Default">
      <style:table-cell-properties fo:background-color="#000080"/>
    </style:style>
    <style:style style:name="ce9" style:family="table-cell" style:parent-style-name="Default">
      <style:table-cell-properties fo:background-color="#970000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able-cell-properties fo:background-color="#ff3217"/>
    </style:style>
    <style:style style:name="ce12" style:family="table-cell" style:parent-style-name="Default">
      <style:table-cell-properties fo:background-color="#ff0d48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2"/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11"/>
          <table:table-cell office:value-type="string" calcext:value-type="string">
            <text:p>#ff3217</text:p>
          </table:table-cell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2"/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12"/>
          <table:table-cell office:value-type="string" calcext:value-type="string">
            <text:p>#ff0d48</text:p>
          </table:table-cell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8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9"/>
          <table:table-cell table:number-columns-repeated="6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21:02.994708705</meta:creation-date>
    <dc:date>2016-12-29T17:33:33.990728564</dc:date>
    <meta:editing-duration>PT12M28S</meta:editing-duration>
    <meta:editing-cycles>6</meta:editing-cycles>
    <meta:generator>LibreOffice/5.1.4.2$Linux_X86_64 LibreOffice_project/10m0$Build-2</meta:generator>
    <meta:document-statistic meta:table-count="1" meta:cell-count="36" meta:object-count="0"/>
  </office:meta>
</office:document-meta>
</file>